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9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3.082cm"/>
    </style:style>
    <style:style style:name="co4" style:family="table-column">
      <style:table-column-properties fo:break-before="auto" style:column-width="4.103cm"/>
    </style:style>
    <style:style style:name="co5" style:family="table-column">
      <style:table-column-properties fo:break-before="auto" style:column-width="3.632cm"/>
    </style:style>
    <style:style style:name="co6" style:family="table-column">
      <style:table-column-properties fo:break-before="auto" style:column-width="4.364cm"/>
    </style:style>
    <style:style style:name="co7" style:family="table-column">
      <style:table-column-properties fo:break-before="auto" style:column-width="3.683cm"/>
    </style:style>
    <style:style style:name="co8" style:family="table-column">
      <style:table-column-properties fo:break-before="auto" style:column-width="5.85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9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fo:color="#ce181e" style:font-name="Liberation Serif" fo:font-size="10pt" style:font-name-asian="Liberation Serif" style:font-size-asian="10pt" style:font-name-complex="Liberation Serif" style:font-size-complex="10pt"/>
    </style:style>
    <style:style style:name="ce4" style:family="table-cell" style:parent-style-name="Default" style:data-style-name="N0">
      <style:text-properties fo:color="#ce181e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automatic"/>
      <style:text-properties fo:color="#ce181e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ext-properties fo:color="#ce181e"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</office:automatic-styles>
  <office:body>
    <office:spreadsheet>
      <table:calculation-settings table:automatic-find-labels="false" table:use-regular-expressions="false"/>
      <table:table table:name="Sample_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53" table:default-cell-style-name="ce9"/>
        <table:table-row table:style-name="ro1">
          <table:table-cell office:value-type="string" calcext:value-type="string">
            <text:p>taxon_ID</text:p>
          </table:table-cell>
          <table:table-cell office:value-type="string" calcext:value-type="string">
            <text:p>lineage</text:p>
          </table:table-cell>
          <table:table-cell table:number-columns-repeated="5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3"/>
        </table:table-row>
        <table:table-row table:style-name="ro1">
          <table:table-cell office:value-type="float" office:value="572511" calcext:value-type="float">
            <text:p>572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53"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5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5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53"/>
        </table:table-row>
        <table:table-row table:style-name="ro1">
          <table:table-cell office:value-type="float" office:value="29466" calcext:value-type="float">
            <text:p>294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Veillonella parvula</text:p>
          </table:table-cell>
          <table:table-cell table:number-columns-repeated="53"/>
        </table:table-row>
        <table:table-row table:style-name="ro1">
          <table:table-cell office:value-type="float" office:value="301301" calcext:value-type="float">
            <text:p>3013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hominis</text:p>
          </table:table-cell>
          <table:table-cell table:number-columns-repeated="53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239935" calcext:value-type="float">
            <text:p>2399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Akkermansia muciniphila</text:p>
          </table:table-cell>
          <table:table-cell table:number-columns-repeated="53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2">
          <table:table-cell table:style-name="ce10" office:value-type="float" office:value="1496" calcext:value-type="float">
            <text:p>1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table:style-name="ce12" office:value-type="string" calcext:value-type="string">
            <text:p>Clostridium</text:p>
          </table:table-cell>
          <table:table-cell office:value-type="string" calcext:value-type="string">
            <text:p>Clostridium difficile</text:p>
          </table:table-cell>
          <table:table-cell table:number-columns-repeated="5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5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5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5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53"/>
        </table:table-row>
        <table:table-row table:style-name="ro1">
          <table:table-cell office:value-type="float" office:value="84112" calcext:value-type="float">
            <text:p>84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Eggerthella lenta</text:p>
          </table:table-cell>
          <table:table-cell table:number-columns-repeated="5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53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5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53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5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53"/>
        </table:table-row>
        <table:table-row table:style-name="ro1">
          <table:table-cell table:style-name="ce11"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53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53"/>
        </table:table-row>
        <table:table-row table:style-name="ro1">
          <table:table-cell office:value-type="float" office:value="158836" calcext:value-type="float">
            <text:p>1588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 hormaechei</text:p>
          </table:table-cell>
          <table:table-cell table:number-columns-repeated="53"/>
        </table:table-row>
        <table:table-row table:style-name="ro1" table:number-rows-repeated="1048549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ample_B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0" table:default-cell-style-name="ce9"/>
        <table:table-column table:style-name="co9" table:number-columns-repeated="53" table:default-cell-style-name="ce9"/>
        <table:table-row table:style-name="ro1">
          <table:table-cell office:value-type="string" calcext:value-type="string">
            <text:p>taxon_ID</text:p>
          </table:table-cell>
          <table:table-cell office:value-type="string" calcext:value-type="string">
            <text:p>lineage</text:p>
          </table:table-cell>
          <table:table-cell table:number-columns-repeated="5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3"/>
        </table:table-row>
        <table:table-row table:style-name="ro1">
          <table:table-cell office:value-type="float" office:value="572511" calcext:value-type="float">
            <text:p>572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53"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5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5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53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31977" calcext:value-type="float">
            <text:p>319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203557" calcext:value-type="float">
            <text:p>2035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84107" calcext:value-type="float">
            <text:p>841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3"/>
        </table:table-row>
        <table:table-row table:style-name="ro2">
          <table:table-cell table:style-name="ce10" office:value-type="float" office:value="1496" calcext:value-type="float">
            <text:p>1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table:style-name="ce12" office:value-type="string" calcext:value-type="string">
            <text:p>Clostridium</text:p>
          </table:table-cell>
          <table:table-cell office:value-type="string" calcext:value-type="string">
            <text:p>Clostridium difficile</text:p>
          </table:table-cell>
          <table:table-cell table:number-columns-repeated="5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5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5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5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53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53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5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5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53"/>
        </table:table-row>
        <table:table-row table:style-name="ro1">
          <table:table-cell office:value-type="float" office:value="171551" calcext:value-type="float">
            <text:p>1715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84108" calcext:value-type="float">
            <text:p>841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None</text:p>
          </table:table-cell>
          <table:table-cell table:number-columns-repeated="53"/>
        </table:table-row>
        <table:table-row table:style-name="ro1" table:number-rows-repeated="1048549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ample_C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1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54" table:default-cell-style-name="ce9"/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5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5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5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5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5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5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axon_ID</text:p>
          </table:table-cell>
          <table:table-cell office:value-type="string" calcext:value-type="string">
            <text:p>lineage</text:p>
          </table:table-cell>
          <table:table-cell table:number-columns-repeated="60"/>
        </table:table-row>
        <table:table-row table:style-name="ro1" table:number-rows-repeated="1048530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ample_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1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54" table:default-cell-style-name="ce9"/>
        <table:table-row table:style-name="ro1">
          <table:table-cell office:value-type="string" calcext:value-type="string">
            <text:p>taxon_ID</text:p>
          </table:table-cell>
          <table:table-cell office:value-type="string" calcext:value-type="string">
            <text:p>lineage</text:p>
          </table:table-cell>
          <table:table-cell table:number-columns-repeated="6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Blautia hansenii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5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5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5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5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inulinivorans</text:p>
          </table:table-cell>
          <table:table-cell table:number-columns-repeated="5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5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4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Salmonella bongori</text:p>
          </table:table-cell>
          <table:table-cell table:number-columns-repeated="5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5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5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54"/>
        </table:table-row>
        <table:table-row table:style-name="ro1" table:number-rows-repeated="1048536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Contro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54" table:default-cell-style-name="ce9"/>
        <table:table-row table:style-name="ro1">
          <table:table-cell office:value-type="float" office:value="568816" calcext:value-type="float">
            <text:p>568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54"/>
        </table:table-row>
        <table:table-row table:style-name="ro1">
          <table:table-cell office:value-type="float" office:value="1448139" calcext:value-type="float">
            <text:p>14481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s hydrophila</text:p>
          </table:table-cell>
          <table:table-cell table:number-columns-repeated="54"/>
        </table:table-row>
        <table:table-row table:style-name="ro1">
          <table:table-cell office:value-type="float" office:value="349741" calcext:value-type="float">
            <text:p>3497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Akkermansia muciniphila</text:p>
          </table:table-cell>
          <table:table-cell table:number-columns-repeated="54"/>
        </table:table-row>
        <table:table-row table:style-name="ro1">
          <table:table-cell office:value-type="float" office:value="491915" calcext:value-type="float">
            <text:p>4919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5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54"/>
        </table:table-row>
        <table:table-row table:style-name="ro1">
          <table:table-cell office:value-type="float" office:value="1207542" calcext:value-type="float">
            <text:p>120754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callitrichos</text:p>
          </table:table-cell>
          <table:table-cell table:number-columns-repeated="54"/>
        </table:table-row>
        <table:table-row table:style-name="ro1">
          <table:table-cell office:value-type="float" office:value="537007" calcext:value-type="float">
            <text:p>5370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Blautia hansenii</text:p>
          </table:table-cell>
          <table:table-cell table:number-columns-repeated="5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54"/>
        </table:table-row>
        <table:table-row table:style-name="ro1">
          <table:table-cell office:value-type="float" office:value="57706" calcext:value-type="float">
            <text:p>577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Citrobacter braakii</text:p>
          </table:table-cell>
          <table:table-cell table:number-columns-repeated="54"/>
        </table:table-row>
        <table:table-row table:style-name="ro1">
          <table:table-cell office:value-type="float" office:value="272563" calcext:value-type="float">
            <text:p>2725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um difficile</text:p>
          </table:table-cell>
          <table:table-cell table:number-columns-repeated="54"/>
        </table:table-row>
        <table:table-row table:style-name="ro1">
          <table:table-cell office:value-type="float" office:value="74426" calcext:value-type="float">
            <text:p>744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Collinsella aerofaciens</text:p>
          </table:table-cell>
          <table:table-cell table:number-columns-repeated="54"/>
        </table:table-row>
        <table:table-row table:style-name="ro1">
          <table:table-cell office:value-type="float" office:value="39950" calcext:value-type="float">
            <text:p>39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Dialister pneumosintes</text:p>
          </table:table-cell>
          <table:table-cell table:number-columns-repeated="54"/>
        </table:table-row>
        <table:table-row table:style-name="ro1">
          <table:table-cell office:value-type="float" office:value="479437" calcext:value-type="float">
            <text:p>4794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Eggerthella lenta</text:p>
          </table:table-cell>
          <table:table-cell table:number-columns-repeated="5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 cloacae</text:p>
          </table:table-cell>
          <table:table-cell table:number-columns-repeated="54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54"/>
        </table:table-row>
        <table:table-row table:style-name="ro1">
          <table:table-cell office:value-type="float" office:value="1307428" calcext:value-type="float">
            <text:p>13074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54"/>
        </table:table-row>
        <table:table-row table:style-name="ro1">
          <table:table-cell office:value-type="float" office:value="985081" calcext:value-type="float">
            <text:p>985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54"/>
        </table:table-row>
        <table:table-row table:style-name="ro1">
          <table:table-cell office:value-type="float" office:value="861365" calcext:value-type="float">
            <text:p>8613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Klebsiella pneumoniae</text:p>
          </table:table-cell>
          <table:table-cell table:number-columns-repeated="54"/>
        </table:table-row>
        <table:table-row table:style-name="ro1">
          <table:table-cell office:value-type="float" office:value="73098" calcext:value-type="float">
            <text:p>730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Kluyvera georgiana</text:p>
          </table:table-cell>
          <table:table-cell table:number-columns-repeated="54"/>
        </table:table-row>
        <table:table-row table:style-name="ro1">
          <table:table-cell office:value-type="float" office:value="634498" calcext:value-type="float">
            <text:p>634498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54"/>
        </table:table-row>
        <table:table-row table:style-name="ro1">
          <table:table-cell office:value-type="float" office:value="444158" calcext:value-type="float">
            <text:p>444158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5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Plesiomonas shigelloides</text:p>
          </table:table-cell>
          <table:table-cell table:number-columns-repeated="54"/>
        </table:table-row>
        <table:table-row table:style-name="ro1">
          <table:table-cell office:value-type="float" office:value="264731" calcext:value-type="float">
            <text:p>2647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5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Proteus mirabilis</text:p>
          </table:table-cell>
          <table:table-cell table:number-columns-repeated="54"/>
        </table:table-row>
        <table:table-row table:style-name="ro1">
          <table:table-cell office:value-type="float" office:value="657315" calcext:value-type="float">
            <text:p>6573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intestinalis</text:p>
          </table:table-cell>
          <table:table-cell table:number-columns-repeated="54"/>
        </table:table-row>
        <table:table-row table:style-name="ro1">
          <table:table-cell office:value-type="float" office:value="697329" calcext:value-type="float">
            <text:p>6973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54"/>
        </table:table-row>
        <table:table-row table:style-name="ro1">
          <table:table-cell office:value-type="float" office:value="1412590" calcext:value-type="float">
            <text:p>1412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Salmonella enterica</text:p>
          </table:table-cell>
          <table:table-cell table:number-columns-repeated="54"/>
        </table:table-row>
        <table:table-row table:style-name="ro1">
          <table:table-cell office:value-type="float" office:value="471855" calcext:value-type="float">
            <text:p>4718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54"/>
        </table:table-row>
        <table:table-row table:style-name="ro1">
          <table:table-cell office:value-type="float" office:value="869313" calcext:value-type="float">
            <text:p>869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54"/>
        </table:table-row>
        <table:table-row table:style-name="ro1">
          <table:table-cell office:value-type="float" office:value="203275" calcext:value-type="float">
            <text:p>203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54"/>
        </table:table-row>
        <table:table-row table:style-name="ro1">
          <table:table-cell office:value-type="float" office:value="243275" calcext:value-type="float">
            <text:p>243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54"/>
        </table:table-row>
        <table:table-row table:style-name="ro1">
          <table:table-cell office:value-type="float" office:value="479436" calcext:value-type="float">
            <text:p>4794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Veillonella parvula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axon_ID</text:p>
          </table:table-cell>
          <table:table-cell office:value-type="string" calcext:value-type="string">
            <text:p>lineage</text:p>
          </table:table-cell>
          <table:table-cell table:number-columns-repeated="60"/>
        </table:table-row>
        <table:table-row table:style-name="ro1" table:number-rows-repeated="1048542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  <table:database-ranges>
        <table:database-range table:name="__Anonymous_Sheet_DB__2" table:target-range-address="Sample_C.A1:Sample_C.H45" table:contains-header="false">
          <table:sort>
            <table:sort-by table:field-number="6" table:data-type="automatic"/>
          </table:sort>
        </table:database-range>
        <table:database-range table:name="__Anonymous_Sheet_DB__4" table:target-range-address="Control.A1:Control.H3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6:07:14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Joanna Fourquet</meta:initial-creator>
    <meta:creation-date>2020-07-03T14:13:58Z</meta:creation-date>
    <dc:date>2020-11-23T16:08:20.699000000</dc:date>
    <meta:editing-cycles>20</meta:editing-cycles>
    <meta:editing-duration>PT3H22M51S</meta:editing-duration>
    <meta:document-statistic meta:table-count="5" meta:cell-count="1322" meta:object-count="0"/>
  </office:meta>
</office:document-meta>
</file>